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779000000F8ED461D466E0DA169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style:font-name="Times New Roman" style:font-name-complex="Times New Roman1"/>
    </style:style>
    <style:style style:name="P2" style:family="paragraph" style:parent-style-name="No_20_Spacing">
      <style:paragraph-properties fo:line-height="115%"/>
      <style:text-properties style:font-name="Times New Roman" style:font-name-complex="Times New Roman1" style:font-size-complex="12pt"/>
    </style:style>
    <style:style style:name="P3" style:family="paragraph" style:parent-style-name="No_20_Spacing">
      <style:paragraph-properties fo:line-height="115%"/>
      <style:text-properties style:font-name="Times New Roman" fo:font-weight="bold" style:font-weight-asian="bold" style:font-name-complex="Times New Roman1" style:font-size-complex="12pt"/>
    </style:style>
    <style:style style:name="P4" style:family="paragraph" style:parent-style-name="No_20_Spacing">
      <style:text-properties style:font-name="Times New Roman" fo:font-size="12pt" fo:language="sma" fo:country="NO" style:font-size-asian="12pt" style:font-name-complex="Times New Roman1" style:font-size-complex="12pt"/>
    </style:style>
    <style:style style:name="P5" style:family="paragraph" style:parent-style-name="No_20_Spacing">
      <style:text-properties style:font-name="Times New Roman" fo:font-size="12pt" fo:language="sma" fo:country="NO" fo:font-weight="bold" style:font-size-asian="12pt" style:font-weight-asian="bold" style:font-name-complex="Times New Roman1" style:font-size-complex="12pt"/>
    </style:style>
    <style:style style:name="P6" style:family="paragraph" style:parent-style-name="No_20_Spacing">
      <style:paragraph-properties fo:line-height="115%"/>
    </style:style>
    <style:style style:name="P7" style:family="paragraph" style:parent-style-name="No_20_Spacing">
      <style:paragraph-properties fo:line-height="115%"/>
      <style:text-properties fo:color="#00b050" style:font-name="Times New Roman" fo:font-size="14pt" fo:font-weight="bold" style:font-size-asian="14pt" style:font-weight-asian="bold" style:font-name-complex="Times New Roman1" style:font-size-complex="14pt"/>
    </style:style>
    <style:style style:name="P8" style:family="paragraph" style:parent-style-name="Plain_20_Text"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Plain_20_Text" style:master-page-name="Standard">
      <style:paragraph-properties style:page-number="auto"/>
    </style:style>
    <style:style style:name="T1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fo:language="sma" fo:country="NO" fo:font-weight="bold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language="sma" fo:country="NO" style:font-size-asian="12pt" style:font-name-complex="Times New Roman1" style:font-size-complex="12pt"/>
    </style:style>
    <style:style style:name="T5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6" style:family="text">
      <style:text-properties style:font-name="Times New Roman" style:font-name-complex="Times New Roman1" style:font-size-complex="12pt"/>
    </style:style>
    <style:style style:name="T7" style:family="text">
      <style:text-properties style:font-name="Times New Roman" fo:font-weight="bold" style:font-weight-asian="bold" style:font-name-complex="Times New Roman1" style:font-size-complex="12pt"/>
    </style:style>
    <style:style style:name="T8" style:family="text">
      <style:text-properties style:font-name="Times New Roman" style:font-name-asian="Times New Roman1" style:language-asian="nb" style:country-asian="NO" style:font-name-complex="Times New Roman1" style:font-size-complex="12pt"/>
    </style:style>
    <style:style style:name="T9" style:family="text">
      <style:text-properties style:font-name="Times New Roman" fo:font-size="14pt" fo:language="sma" fo:country="NO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language="sma" fo:country="NO" style:font-name-complex="Times New Roman1"/>
    </style:style>
    <style:style style:name="T11" style:family="text">
      <style:text-properties fo:color="#00b050" style:font-name="Times New Roman" fo:font-size="14pt" style:font-name-asian="Times New Roman1" style:font-size-asian="14pt" style:language-asian="nb" style:country-asian="NO" style:font-name-complex="Times New Roman1" style:font-size-complex="14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Det er ledig vikariat i 60 % for sykepleier som er innvilget ett års permisjon.</text:span></text:p>
      <text:p text:style-name="P1"/>
      <text:p text:style-name="No_20_Spacing"><text:span text:style-name="T5">Vikariat Røyrvik omsorgssenter - 60 % st. - sykepleier</text:span></text:p>
      <text:p text:style-name="Plain_20_Text"><text:span text:style-name="T2">Vi etterspør off. godkjent sykepleier til vikariat i 60 %. Stillingen er i turnus ved Røyrvik omsorgssenter.</text:span></text:p>
      <text:p text:style-name="P8"/>
      <text:p text:style-name="Plain_20_Text"><text:span text:style-name="T2">Personlig egnethet vil bli sterkt vektlagt. </text:span></text:p>
      <text:p text:style-name="P2"/>
      <text:p text:style-name="P6"><text:span text:style-name="T6">Kommunen vil være behjelpelig med å skaffe bolig/overnattingsmuligheter.</text:span></text:p>
      <text:p text:style-name="P6"><text:span text:style-name="T6">Lønn etter avtale. Ansettelse i henhold til gjeldende lovverk, reglement og tariffavtale med 2 % innskudd i KLP. Det er ønskelig med snarlig tiltredelse</text:span></text:p>
      <text:p text:style-name="P2"/>
      <text:p text:style-name="P6"><text:span text:style-name="T7">Søknadsfrist: 15.11.2013</text:span></text:p>
      <text:p text:style-name="P3"/>
      <text:p text:style-name="P6"><text:span text:style-name="T8">Spørsmål om stillingen kan rettes til:</text:span></text:p>
      <text:p text:style-name="P6"><text:span text:style-name="T8">Avdelingsleder HOS </text:span><text:span text:style-name="T6">Anne Brit Røst tlf.74 33 63 53 /930 89 435. </text:span></text:p>
      <text:p text:style-name="P2"/>
      <text:p text:style-name="P6"><text:span text:style-name="T6">Vi foretrekker elektronisk søknad via kommunens hjemmeside. U</text:span><text:span text:style-name="T8">tlysning og søknadsskjema finner du på kommunens hjemmeside: www.royrvik.kommune.no<text:line-break/>Attester og vitnemål sendes ikke nå men tas med til evt. jobbintervju. Søkerliste kan bli offentliggjort selv om søker ber om unntak jfr. off.loven § 25.</text:span></text:p>
      <text:p text:style-name="P6"><text:span text:style-name="T11">.................................................................................................................................</text:span></text:p>
      <text:p text:style-name="P7"/>
      <text:p text:style-name="No_20_Spacing"><text:span text:style-name="T3">60% barkoe gaavnoes goh skïemtjesåjhtere, mij jaepiem permisjovnem åådtjeme.</text:span></text:p>
      <text:p text:style-name="P4"/>
      <text:p text:style-name="No_20_Spacing"><text:span text:style-name="T9">Sæjjasadtje-barkoe Raarvihken håksoejarngesne – 60% skïemtjesåjhtere</text:span></text:p>
      <text:p text:style-name="P4"/>
      <text:p text:style-name="No_20_Spacing"><text:span text:style-name="T4">Vaajtelibie byjjes dåhkasjehteme skïemtjesåjhterem 60% barkose. Turnusebarkoe Raarvihken håksoejarngesne.</text:span></text:p>
      <text:p text:style-name="P4"/>
      <text:p text:style-name="No_20_Spacing"><text:span text:style-name="T4">Vuartasjibie guktie lea jïh mejtie <text:s/>lea sjiehteles daan barkose.</text:span></text:p>
      <text:p text:style-name="P5"><text:soft-page-break/></text:p>
      <text:p text:style-name="No_20_Spacing"><text:span text:style-name="T4">Tjïelte maahta viehkiehtidh gåetieluhpiem/gåetiem gaavnedh.</text:span></text:p>
      <text:p text:style-name="No_20_Spacing"><text:span text:style-name="T4">Baalhka latjkoen mietie. Barkoe laaki jïh vuekiej mietie, jïh tarif-latjkoe 2% KLP:sne.</text:span></text:p>
      <text:p text:style-name="No_20_Spacing"><text:span text:style-name="T4">Vaajtelibie maahtah dallah aelkedh.</text:span></text:p>
      <text:p text:style-name="P4"/>
      <text:p text:style-name="No_20_Spacing"><text:span text:style-name="T3">Minngemes syøkemebiejjie: 15.11.2013</text:span></text:p>
      <text:p text:style-name="P4"/>
      <text:p text:style-name="No_20_Spacing"><text:span text:style-name="T4">Jis gyhtjelassh barkoen bïjre åtnah, bïeljelh:</text:span></text:p>
      <text:p text:style-name="No_20_Spacing"><text:span text:style-name="T4">Goevtesen åvtehkem HHJ-esne (HOS) Anne Brit Røst, tel: 74 33 63 53/ 930 89 435</text:span></text:p>
      <text:p text:style-name="P4"/>
      <text:p text:style-name="No_20_Spacing"><text:span text:style-name="T10">Mijjieh vaajtelibie elektronihke syøkemem seedth dan tjïelten hïejmebielien tjirrh. Luvsegem jïh syøkemegoerem tjïelten hïejmebielesne gaavnh. www.royrvik.kommune.no</text:span></text:p>
      <text:p text:style-name="No_20_Spacing"><text:span text:style-name="T10">Aellieh <text:s/>vïhtesjimmide daelie seedth, menh dijph meatan jis barkoegoeredallese båatah. Syökemelæstoe maahta byjjes sjïdtedh, læjhkan mejtie syøkije vaajtele dam tjeakosne utnedh, off.laake §25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nb" fo:country="NO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>
      <style:text-properties style:font-name="Arial" fo:font-family="Arial" style:font-family-generic="roman" style:font-pitch="variable" fo:font-size="12pt" style:font-size-asian="12pt"/>
    </style:style>
    <style:style style:name="Ren_20_tekst_20_Tegn" style:display-name="Ren tekst Tegn" style:family="text" style:parent-style-name="Default_20_Paragraph_20_Font">
      <style:text-properties style:font-name="Consolas" fo:font-family="Consolas" style:font-family-generic="roman" style:font-pitch="variable" fo:font-size="10.5pt" style:font-size-asian="10.5pt" style:font-size-complex="10.5pt"/>
    </style:style>
    <style:style style:name="Bunntekst_20_Tegn" style:display-name="Bunntekst Tegn" style:family="text" style:parent-style-name="Default_20_Paragraph_20_Font">
      <style:text-properties style:font-name="Arial" fo:font-family="Arial" style:font-family-generic="roman" style:font-pitch="variable"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Bilde 0" text:anchor-type="char" svg:x="-0.145cm" svg:y="-0.376cm" svg:width="16.007cm" svg:height="2.064cm" draw:z-index="1"><draw:image xlink:href="Pictures/1000000000000779000000F8ED461D466E0DA169.jpg" xlink:type="simple" xlink:show="embed" xlink:actuate="onLoad" loext:mime-type="image/jpeg"/><svg:desc>Kommunevåpen stående A4 JPEG.jpg</svg:desc></draw:frame></text:p>
        <text:p text:style-name="Header"/>
        <text:p text:style-name="Header"/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.gunn.mikkelsen</meta:initial-creator>
    <dc:creator>anne.gunn.mikkelsen</dc:creator>
    <meta:editing-cycles>2</meta:editing-cycles>
    <meta:print-date>2013-11-01T12:05:00</meta:print-date>
    <meta:creation-date>2013-11-01T12:05:00</meta:creation-date>
    <dc:date>2013-11-01T12:05:00</dc:date>
    <meta:editing-duration>PT5M</meta:editing-duration>
    <meta:generator>LibreOffice/6.4.6.2$Linux_X86_64 LibreOffice_project/40$Build-2</meta:generator>
    <meta:document-statistic meta:table-count="0" meta:image-count="1" meta:object-count="0" meta:page-count="2" meta:paragraph-count="23" meta:word-count="258" meta:character-count="2073" meta:non-whitespace-character-count="1833"/>
    <meta:user-defined meta:name="AppVersion">12.0000</meta:user-defined>
    <meta:user-defined meta:name="Company">IKT Indre Namdal I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